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64f" officeooo:paragraph-rsid="000fd64f"/>
    </style:style>
    <style:style style:name="P2" style:family="paragraph" style:parent-style-name="Standard">
      <style:text-properties officeooo:rsid="000fd64f" officeooo:paragraph-rsid="0011aa3e"/>
    </style:style>
    <style:style style:name="P3" style:family="paragraph" style:parent-style-name="Standard">
      <style:text-properties officeooo:rsid="0011aa3e" officeooo:paragraph-rsid="0011aa3e"/>
    </style:style>
    <style:style style:name="P4" style:family="paragraph" style:parent-style-name="Standard">
      <style:text-properties officeooo:rsid="000fd64f" officeooo:paragraph-rsid="000fd64f"/>
    </style:style>
    <style:style style:name="P5" style:family="paragraph" style:parent-style-name="Standard">
      <style:text-properties officeooo:rsid="00133e17" officeooo:paragraph-rsid="00133e17"/>
    </style:style>
    <style:style style:name="P6" style:family="paragraph" style:parent-style-name="Standard">
      <style:text-properties officeooo:rsid="00188379" officeooo:paragraph-rsid="00188379"/>
    </style:style>
    <style:style style:name="P7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paragraph-rsid="00133e17"/>
    </style:style>
    <style:style style:name="P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8379" officeooo:paragraph-rsid="00188379"/>
    </style:style>
    <style:style style:name="P9" style:family="paragraph" style:parent-style-name="Standard">
      <style:paragraph-properties fo:margin-left="0.5in" fo:margin-right="0in" fo:text-indent="0in" style:auto-text-indent="false"/>
      <style:text-properties officeooo:rsid="00133e17" officeooo:paragraph-rsid="001622be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officeooo:rsid="0015aea6" officeooo:paragraph-rsid="0015aea6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tyle="normal" officeooo:rsid="001622be" officeooo:paragraph-rsid="001622be" style:font-style-asian="normal" style:font-style-complex="normal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88379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officeooo:rsid="00188379" officeooo:paragraph-rsid="001887c1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rsid="00191411" officeooo:paragraph-rsid="00191411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1b500e" officeooo:paragraph-rsid="001b500e"/>
    </style:style>
    <style:style style:name="P16" style:family="paragraph" style:parent-style-name="Standard" style:list-style-name="L1">
      <style:paragraph-properties fo:margin-left="0.9846in" fo:margin-right="0in" fo:text-align="start" style:justify-single-word="false" fo:text-indent="-0.25in" style:auto-text-indent="false"/>
      <style:text-properties officeooo:rsid="00133e17" officeooo:paragraph-rsid="00133e17"/>
    </style:style>
    <style:style style:name="P17" style:family="paragraph" style:parent-style-name="Standard" style:list-style-name="L1" style:master-page-name="">
      <style:paragraph-properties fo:margin-left="1in" fo:margin-right="0in" fo:text-align="start" style:justify-single-word="false" fo:text-indent="-0.25in" style:auto-text-indent="false" style:page-number="auto"/>
      <style:text-properties officeooo:rsid="00133e17" officeooo:paragraph-rsid="00133e17"/>
    </style:style>
    <style:style style:name="T1" style:family="text">
      <style:text-properties officeooo:rsid="000fd6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3e17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622be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7dd32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1887c1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officeooo:rsid="001622be"/>
    </style:style>
    <style:style style:name="T10" style:family="text">
      <style:text-properties officeooo:rsid="0017dd32"/>
    </style:style>
    <style:style style:name="T11" style:family="text">
      <style:text-properties officeooo:rsid="00188379"/>
    </style:style>
    <style:style style:name="T12" style:family="text">
      <style:text-properties officeooo:rsid="001887c1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1887c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65in" fo:text-indent="-0.25in" fo:margin-left="3.4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t Keys and Certificates here...</text:p>
      <text:p text:style-name="P2"/>
      <text:p text:style-name="P3"><text:span text:style-name="T2">2014-07-12</text:span>:<text:tab/><text:span text:style-name="T1">Create this directory as root and give create/delete privileges to Group and All </text:span></text:p>
      <text:p text:style-name="P1"/>
      <text:p text:style-name="P5"><text:span text:style-name="T2">2014-07-13</text:span>:<text:tab/>Create the Certificate and private key:</text:p>
      <text:p text:style-name="P7"><text:span text:style-name="T3">From https://www.digitalocean.com/community/tutorials/how-to-create-a-ssl-certificate-on-apache-for-ubuntu-14-04:</text:span></text:p>
      <text:p text:style-name="P9">sudo openssl req -x509 -nodes -days 365<text:span text:style-name="T10">2</text:span> -newkey rsa:2048 -keyout /<text:span text:style-name="T9">home/common/BikeStuff/SR2S/SR2S_Timesheets</text:span>/ssl/<text:span text:style-name="T10">sr2s01</text:span>.key -out /<text:span text:style-name="T9">home/common/BikeStuff/SR2S/SR2S_Timesheets</text:span>/ssl/<text:span text:style-name="T10">sr2s01</text:span>.crt</text:p>
      <text:list xml:id="list5458613107696321071" text:style-name="L1">
        <text:list-item>
          <text:p text:style-name="P16">openssl: The basic command line tool</text:p>
        </text:list-item>
        <text:list-item>
          <text:p text:style-name="P16">req: Specifies a subcommand for X.509 certificate signing request (CSR). </text:p>
        </text:list-item>
        <text:list-item>
          <text:p text:style-name="P16">-x509: Make a self-signed certificate file instead of generating a certificate request.</text:p>
        </text:list-item>
        <text:list-item>
          <text:p text:style-name="P16">-nodes: No password protection on key file; allows Apache to start automatically.</text:p>
        </text:list-item>
        <text:list-item>
          <text:p text:style-name="P16">-days 365: Certificate valid for <text:s/><text:span text:style-name="T9">ten </text:span>year<text:span text:style-name="T9">s</text:span>.</text:p>
        </text:list-item>
        <text:list-item>
          <text:p text:style-name="P16">-newkey rsa:2048: Create both and private key; generate a 2048 bit RSA key.</text:p>
        </text:list-item>
        <text:list-item>
          <text:p text:style-name="P16">-keyout: Output file for the private key file.</text:p>
        </text:list-item>
        <text:list-item>
          <text:p text:style-name="P17">-out: Output file for the certificate.</text:p>
        </text:list-item>
      </text:list>
      <text:p text:style-name="P10"><text:span text:style-name="T10">T</text:span>hen <text:span text:style-name="T10">answer thes</text:span>e questions: <text:span text:style-name="T10">(</text:span>“.” <text:span text:style-name="T10">answers are left blank)</text:span></text:p>
      <text:p text:style-name="P10">Country Name (2 letter code) [AU]:.</text:p>
      <text:p text:style-name="P10">State or Province Name (full name) [Some-State]:.</text:p>
      <text:p text:style-name="P10">Locality Name (eg, city) []:.</text:p>
      <text:p text:style-name="P10">Organization Name (eg, company) [Internet Widgits Pty Ltd]:<text:span text:style-name="T5">SR2S</text:span><text:span text:style-name="T6">01</text:span></text:p>
      <text:p text:style-name="P10">Organizational Unit Name (eg, section) []:<text:span text:style-name="T5">Timesheets</text:span></text:p>
      <text:p text:style-name="P10">Common Name (e.g. server FQDN or YOUR name) []:<text:span text:style-name="T5">sr2s01.localhost</text:span></text:p>
      <text:p text:style-name="P10">Email Address []:.</text:p>
      <text:p text:style-name="P11"/>
      <text:p text:style-name="P11">View the certificate with: openssl x509 -in <text:span text:style-name="T11">sr2s01</text:span>.crt -text -noout</text:p>
      <text:p text:style-name="P1"/>
      <text:p text:style-name="P6"><text:span text:style-name="T2">2014-07-13</text:span>:<text:tab/>Create the <text:span text:style-name="T12">virtual host: (make the underlined changes in default-ssl.conf)</text:span></text:p>
      <text:p text:style-name="P8">&lt;IfModule mod_ssl.c&gt;</text:p>
      <text:p text:style-name="P12"><text:s text:c="4"/>&lt;VirtualHost _default_:443&gt;</text:p>
      <text:p text:style-name="P12"><text:s text:c="8"/>ServerAdmin <text:span text:style-name="T15">webmaster@localhost</text:span></text:p>
      <text:p text:style-name="P12"><text:s text:c="8"/>ServerName <text:span text:style-name="T7">sr2s01.localhost</text:span><text:span text:style-name="T15"><text:tab/><text:tab/>(added line)</text:span></text:p>
      <text:p text:style-name="P12"><text:s text:c="8"/>DocumentRoot <text:span text:style-name="T4">/</text:span><text:span text:style-name="T7">home/common/BikeStuff/SR2S/SR2S_Timesheets/pages</text:span></text:p>
      <text:p text:style-name="P12"><text:s text:c="8"/>ErrorLog ${APACHE_LOG_DIR}/error.log</text:p>
      <text:p text:style-name="P12"><text:s text:c="8"/>CustomLog ${APACHE_LOG_DIR}/access.log combined</text:p>
      <text:p text:style-name="P12"><text:s text:c="8"/>SSLEngine on</text:p>
      <text:p text:style-name="P13"><text:s text:c="8"/>SSLCertificateFile <text:span text:style-name="T4">/</text:span><text:span text:style-name="T7">home/common/BikeStuff/SR2S/SR2S_Timesheets/ssl/sr2s01</text:span><text:span text:style-name="T4">.crt</text:span></text:p>
      <text:p text:style-name="P13"><text:s text:c="8"/>SSLCertificateKeyFile <text:span text:style-name="T4">/</text:span><text:span text:style-name="T7">home/common/BikeStuff/SR2S/SR2S_Timesheets/</text:span><text:span text:style-name="T4">ssl/</text:span><text:span text:style-name="T7">sr2s01</text:span><text:span text:style-name="T4">.key</text:span></text:p>
      <text:p text:style-name="P12"><text:s text:c="8"/>&lt;FilesMatch "\.(cgi|shtml|phtml|php)$"&gt;</text:p>
      <text:p text:style-name="P12"><text:s text:c="24"/>SSLOptions +StdEnvVars</text:p>
      <text:p text:style-name="P12"><text:s text:c="8"/>&lt;/FilesMatch&gt;</text:p>
      <text:p text:style-name="P12"><text:s text:c="8"/>&lt;Directory /usr/lib/cgi-bin&gt;</text:p>
      <text:p text:style-name="P12"><text:s text:c="24"/>SSLOptions +StdEnvVars</text:p>
      <text:p text:style-name="P12"><text:s text:c="8"/>&lt;/Directory&gt;</text:p>
      <text:p text:style-name="P12"><text:s text:c="8"/>BrowserMatch "MSIE [2-6]" \</text:p>
      <text:p text:style-name="P12"><text:s text:c="24"/>nokeepalive ssl-unclean-shutdown \</text:p>
      <text:p text:style-name="P12"><text:soft-page-break/><text:s text:c="24"/>downgrade-1.0 force-response-1.0</text:p>
      <text:p text:style-name="P12"><text:s text:c="8"/>BrowserMatch "MSIE [17-9]" ssl-unclean-shutdown</text:p>
      <text:p text:style-name="P12"><text:s text:c="4"/>&lt;/VirtualHost&gt;</text:p>
      <text:p text:style-name="P12">&lt;/IfModule&gt;</text:p>
      <text:p text:style-name="P12"/>
      <text:p text:style-name="P14">symlink: ln -s /home/common/BikeStuff/SR2S/SR2S_Timesheets/ssl/default-ssl.conf /etc/apache2/sites-enabled/SR2S-ssl.conf</text:p>
      <text:p text:style-name="P14"/>
      <text:p text:style-name="P15">Add to apache.conf virtual host for sr2s01 to test redirect of http: to https:</text:p>
      <text:p text:style-name="P15">#test redirect to https:</text:p>
      <text:p text:style-name="P15">#<text:tab/>Redirect permanent / https://sr2s01.localhost/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5:50:24.097157994</meta:creation-date>
    <dc:date>2014-07-13T16:32:43.662129768</dc:date>
    <meta:editing-duration>PT4H55M38S</meta:editing-duration>
    <meta:editing-cycles>7</meta:editing-cycles>
    <meta:generator>LibreOffice/4.2.4.2$Linux_X86_64 LibreOffice_project/420m0$Build-2</meta:generator>
    <meta:document-statistic meta:table-count="0" meta:image-count="0" meta:object-count="0" meta:page-count="2" meta:paragraph-count="49" meta:word-count="273" meta:character-count="2710" meta:non-whitespace-character-count="2271"/>
  </office:meta>
</office:document-meta>
</file>